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15%" fo:text-align="justify" style:justify-single-word="false" fo:text-indent="1.249cm" style:auto-text-indent="false"/>
    </style:style>
    <style:style style:name="P2"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 fo:font-size="11pt"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style>
    <style:style style:name="P4"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1pt" fo:font-style="normal" fo:font-weight="normal"/>
    </style:style>
    <style:style style:name="P5"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0.5pt" fo:font-style="normal" fo:font-weight="normal"/>
    </style:style>
    <style:style style:name="P6" style:family="paragraph" style:parent-style-name="Text_20_body">
      <style:paragraph-properties fo:margin-left="0cm" fo:margin-right="0cm" fo:line-height="115%" fo:text-align="justify" style:justify-single-word="false" fo:text-indent="1.249cm" style:auto-text-indent="false" style:writing-mode="lr-tb"/>
      <style:text-properties fo:font-variant="normal" fo:text-transform="none" style:font-name="Times New Roman1" fo:font-size="10.5pt" fo:font-style="normal" fo:font-weight="normal"/>
    </style:style>
    <style:style style:name="P7" style:family="paragraph" style:parent-style-name="Text_20_body">
      <style:paragraph-properties fo:margin-left="0cm" fo:margin-right="0cm" fo:line-height="115%" fo:text-align="justify" style:justify-single-word="false" fo:text-indent="1.249cm" style:auto-text-indent="false"/>
    </style:style>
    <style:style style:name="P8"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9" style:family="paragraph" style:parent-style-name="Text_20_body">
      <style:paragraph-properties fo:margin-left="0cm" fo:margin-right="0cm" fo:line-height="115%" fo:text-align="justify" style:justify-single-word="false" fo:text-indent="1.249cm" style:auto-text-indent="false"/>
      <style:text-properties style:font-name="Times New Roman2" fo:font-size="11pt" style:font-size-asian="11pt" style:font-size-complex="11pt"/>
    </style:style>
    <style:style style:name="T1" style:family="text">
      <style:text-properties fo:font-size="11pt"/>
    </style:style>
    <style:style style:name="T2" style:family="text">
      <style:text-properties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ta-se de processo de execução penal em desfavor do apenado acima nominado, em que a defesa pediu a retificação da guia de execução penal, para fazer constar a detração do tempo em que o apenado esteve preso provisoriamente (evento 53).</text:p>
      <text:p text:style-name="P2">Alega a Defesa que está ausente o tempo cumprido entre 09.09.2014 e 04.05.2016.</text:p>
      <text:p text:style-name="P2">Interveio o representante do Ministério Público, opinando pelo indeferimento do pedido (evento 58).</text:p>
      <text:p text:style-name="P2">Registro que consta como tempo cumprido na GEP o período de 15.08.2014 a 04.05.216 (aba eventos).</text:p>
      <text:p text:style-name="P2">É o relatório. Decido.</text:p>
      <text:p text:style-name="P2">Sem razão a defesa.</text:p>
      <text:p text:style-name="P2">Isso porque a detração está devidamente reconhecida e aplicada na guia de execução penal, como se pode verificar no relatório da situação processual executória, no qual consta, no cálculo para progressão de regime, o período de 1 ano, 8 meses e 20 dias de pena cumprida até a data base.</text:p>
      <text:p text:style-name="P2">Esse período contempla todo o tempo de prisão do apenado cumprido antes da data base do cálculo da progressão de regime (última prisão), nele incluído o tempo de prisão temporária e provisória do primeiro crime, sendo, inclusive, maior do que aquele pedido pela Defesa.</text:p>
      <text:p text:style-name="P2">Assim, não prospera a alegação de que a detração do tempo de prisão provisória não está sendo levado em conta.</text:p>
      <text:p text:style-name="P2">Ademais,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2">Ou seja, a detração não significa diminuição da pena aplicada pelo magistrado sentenciante, o que parece entender a Defesa.</text:p>
      <text:p text:style-name="P2">Ante o exposto, indefiro o pedido e mantenho a guia de execução penal sem alterações.</text:p>
      <text:p text:style-name="P2">Prossiga-se na execução.</text:p>
      <text:p text:style-name="P2">P.R.I. Ciência ao MP.</text:p>
      <text:p text:style-name="P1"/>
      <text:p text:style-name="P1"/>
      <text:p text:style-name="P1"/>
      <text:p text:style-name="P5"><text:span text:style-name="T1">Trata-se de processo de execução penal em desfavor do apenado acima nominado, em que a defesa pediu a retificação da GEP para fazer constar a detração do tempo em que o apenado esteve preso provisoriamente pelo processo criminal nº</text:span> 0100332-55.2020.8.20.0126 <text:span text:style-name="T1">(evento 53).</text:span></text:p>
      <text:p text:style-name="P4">Alega a Defesa , juntando uma foto do processo, que em em dezembro de 2021 o apenado já havia cumprido 5 anos, 10 meses e 20 dias de pena, informando que, agora, só constam 4 anos, 6 meses e 20 dias de pena cumprida.</text:p>
      <text:p text:style-name="P4">Interveio o representante do Ministério Público, opinando pelo indeferimento do pedido (evento 144).</text:p>
      <text:p text:style-name="P4">É o relatório. Decido.</text:p>
      <text:p text:style-name="P4">Sem razão a defesa.</text:p>
      <text:p text:style-name="P4"><text:soft-page-break/>Isso porque, em que pese a GEP de dezembro de 2021 constar o tempo alegado pela Defesa (evento 100), no evento seguinte a secretaria certificou que o apenado NÃO estava cumprindo pena, tendo sido retificada a GEP com o lançamento da interrupção, aquela que a própria Defesa cita, consistente em alvará de soltura.</text:p>
      <text:p text:style-name="P4">Após essa data, 03.07.2021, o apenado só passou a cumprir pena 25.10.2021, como informado pela Defesa, e da forma como está anotada na aba eventos.</text:p>
      <text:p text:style-name="P4">Ademais, observo que foi lançada outra interrupção: a fuga de 18.04.2015 (página 186 do evento 1.1), com recaptura somente em 26.04.2017 (página 191 do evento 1.1).</text:p>
      <text:p text:style-name="P4">Ou seja, em verdade a guia de execução penal estava errada e foi corrigida conforme os documentos constantes nos autos.</text:p>
      <text:p text:style-name="P6"><text:span text:style-name="T1">Friso ainda que todas as datas citadas pela defesa com relação ao processo criminal nº </text:span>0100332-55.2020.8.20.0126 constam na aba eventos.</text:p>
      <text:p text:style-name="P4">Assim, não prospera a alegação de que a detração do tempo de prisão provisória não está sendo levado em conta.</text:p>
      <text:p text:style-name="P4">Por fim, explico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4">É dizer a detração não significa diminuição da pena aplicada pelo magistrado sentenciante, o que parece entender a Defesa.</text:p>
      <text:p text:style-name="P4">Neste caso em concreto, a detração não foi aplicada pelo juiz setenciante porque o tempo de pena já estava sendo utilizada neste execução penal, o que acarretaria em contagem do tempo em duplicidade.</text:p>
      <text:p text:style-name="P4">Ante o exposto, indefiro o pedido o pedido de evento 53 e mantenho a guia de execução penal sem alterações.</text:p>
      <text:p text:style-name="P4">Prossiga-se na execução.</text:p>
      <text:p text:style-name="P4">P.R.I. Ciência ao MP.</text:p>
      <text:p text:style-name="P1"/>
      <text:p text:style-name="P1"/>
      <text:p text:style-name="P2">Requereu o apenado a retificação da GEP alegando erro no quantum das penas aplicadas referentes as ações penais 0100002-06.2020.8.20.0111 e 0109998-04.2019.8.20.0001, aqui executadas (evento 71). </text:p>
      <text:p text:style-name="P3">A Defesa alega que a secretaria lançou 6 anos de reclusão para o processo criminal nº 0109998-04.2019.8.20.0001, quando deveria ser ser 4 ano e 9 meses. </text:p>
      <text:p text:style-name="P3">Alegou, ainda, que foi lançado 9 anos, 10 meses e 20 dias para o processo criminal nº 0100002-06.2020.8.20.0111, quando deveria ser 8 anos, 10 meses e 20 dias.</text:p>
      <text:p text:style-name="P3">Instado a se manifestar, o Ministério Público opinou pelo indeferimento do pedido.</text:p>
      <text:p text:style-name="P3">Relatados.</text:p>
      <text:p text:style-name="P3">Sem razão a Defesa.</text:p>
      <text:p text:style-name="P3">Compulsando os autos do processo criminal nº 0109998-04.2019.8.20.0001, verifico na sentença condenatória, especificamente na página 21/22 do evento 1.1, que o apenado foi condenado a 6 anos de reclusão pelo crime de tráfico de drogas e a 1 de detenção pela posse ilegal de munição.</text:p>
      <text:p text:style-name="P3"><text:soft-page-break/>Aparentemente, a Defesa confundiu a pena concreta e definitiva da sentença condenatória com a pena aplicada após detração. </text:p>
      <text:p text:style-name="P3">Ocorre que este tempo está sendo considerado como pena cumprida nestes autos, uma vez que o apenado está preso desde 15.11.2019, data da sua prisão em flagrante.</text:p>
      <text:p text:style-name="P2">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2">Ou seja, a detração não significa diminuição da pena aplicada pelo magistrado sentenciante, o que parece entender a Defesa.</text:p>
      <text:p text:style-name="P3">Quanto ao processo criminal nº 0100002-06.2020.8.20.0111, a secretaria lançou na GEP exatamente o que pede a Defesa: 8 anos, 10 meses e 20 dias.</text:p>
      <text:p text:style-name="P3">Nesse pedido, aparentemente a Defesa confundiu o cálculo da progressão de regime dos crimes de natureza comum: 8 anos, 10 meses e 20 dias + 1 ano = 9 anos, 10 meses e 20 dias , como se fosse a pena referente ao processo criminal nº 0100002-06.2020.8.20.0111.</text:p>
      <text:p text:style-name="P3">Esclareço para Defesa que o quantum de pena lançado para cada processo criminal e cada delito deve ser observado na aba "processos criminais" do PEC.</text:p>
      <text:p text:style-name="P3">Comparando a aba processos criminais com ambas as sentenças acostadas pela própria Defesa no evento 71.2 e 71.3, não há reparos a serem feitos.</text:p>
      <text:p text:style-name="P2">Ante o exposto, indefiro o pedido e mantenho a guia de execução penal sem alterações.</text:p>
      <text:p text:style-name="P2">Prossiga-se na execução.</text:p>
      <text:p text:style-name="P2">P.R.I. Ciência ao MP.</text:p>
      <text:p text:style-name="P1"/>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2:59:08.449000000</meta:creation-date>
    <dc:date>2023-02-01T18:57:46.788000000</dc:date>
    <meta:editing-duration>PT5H59M21S</meta:editing-duration>
    <meta:editing-cycles>4</meta:editing-cycles>
    <meta:generator>LibreOffice/5.3.1.2$Windows_X86_64 LibreOffice_project/e80a0e0fd1875e1696614d24c32df0f95f03deb2</meta:generator>
    <meta:document-statistic meta:table-count="0" meta:image-count="0" meta:object-count="0" meta:page-count="3" meta:paragraph-count="49" meta:word-count="1099" meta:character-count="6616" meta:non-whitespace-character-count="5563"/>
  </office:meta>
</office:document-meta>
</file>